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4d7" officeooo:paragraph-rsid="001144d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8pt" officeooo:rsid="001aaa5b" officeooo:paragraph-rsid="001aaa5b" style:font-size-asian="18pt" style:font-size-complex="18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margin-left="0.106cm" fo:margin-right="0.106cm" fo:text-indent="0cm" style:auto-text-indent="false"/>
      <style:text-properties loext:padding="0cm" loext:border="none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d1c1d" style:font-name="Slack-Lato" fo:letter-spacing="normal" fo:font-style="normal" fo:font-weight="normal"/>
    </style:style>
    <style:style style:name="T4" style:family="text">
      <style:text-properties fo:font-variant="normal" fo:text-transform="none" fo:color="#1d1c1d" style:font-name="Slack-Lato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d1c1d" fo:letter-spacing="normal"/>
    </style:style>
    <style:style style:name="T6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808080" style:font-name="Slack-Lato" fo:font-size="11.25pt" fo:letter-spacing="normal" fo:font-style="normal"/>
    </style:style>
    <style:style style:name="T8" style:family="text">
      <style:text-properties fo:font-variant="normal" fo:text-transform="none" fo:color="#569cd6" style:font-name="Slack-Lato" fo:font-size="11.25pt" fo:letter-spacing="normal" fo:font-style="normal"/>
    </style:style>
    <style:style style:name="T9" style:family="text">
      <style:text-properties fo:font-variant="normal" fo:text-transform="none" style:font-name="Slack-Lato" fo:font-size="11.25pt" fo:letter-spacing="normal" fo:font-style="normal"/>
    </style:style>
    <style:style style:name="T10" style:family="text">
      <style:text-properties style:text-line-through-style="none" style:text-line-through-type="none" style:text-underline-style="none" style:text-blinking="false" loext:padding="0cm" loext:border="none"/>
    </style:style>
    <style:style style:name="T11" style:family="text">
      <style:text-properties style:text-line-through-style="none" style:text-line-through-type="none" fo:font-size="11.25pt" style:text-underline-style="none" style:text-blinking="false" loext:padding="0cm" loext:border="none"/>
    </style:style>
    <style:style style:name="T12" style:family="text">
      <style:text-properties style:text-line-through-style="none" style:text-line-through-type="none" fo:font-size="18pt" style:text-underline-style="none" style:text-blinking="false" style:font-size-asian="18pt" style:font-size-complex="18pt" loext:padding="0cm" loext:border="none"/>
    </style:style>
    <style:style style:name="T13" style:family="text">
      <style:text-properties fo:font-size="11.25pt" loext:padding="0cm" loext:border="none"/>
    </style:style>
    <style:style style:name="T14" style:family="text">
      <style:text-properties loext:padding="0cm" loext:border="none"/>
    </style:style>
    <style:style style:name="T15" style:family="text">
      <style:text-properties fo:font-size="18pt" style:font-size-asian="18pt" style:font-size-complex="18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2" text:anchor-type="page" text:anchor-page-number="1" svg:x="0cm" svg:y="0cm" svg:width="35.666cm" draw:z-index="1">
        <draw:text-box fo:min-height="19.632cm">
          <draw:frame draw:style-name="fr1" draw:name="Frame4" text:anchor-type="frame" svg:x="0cm" svg:y="0cm" svg:width="35.666cm" draw:z-index="2">
            <draw:text-box fo:min-height="19.632cm">
              <text:p text:style-name="Text_20_body"/>
            </draw:text-box>
          </draw:frame>
          <draw:frame draw:style-name="fr1" draw:name="Frame3" text:anchor-type="frame" svg:x="0cm" svg:y="0cm" svg:width="35.666cm" draw:z-index="3">
            <draw:text-box fo:min-height="19.632cm">
              <text:p text:style-name="Text_20_body"/>
            </draw:text-box>
          </draw:frame>
          <text:p text:style-name="Text_20_body"/>
        </draw:text-box>
      </draw:frame>
      <draw:frame draw:style-name="fr2" draw:name="Frame1" text:anchor-type="page" text:anchor-page-number="1" svg:x="0cm" svg:y="0cm" svg:width="0.212cm" draw:z-index="0">
        <draw:text-box fo:min-height="9.499cm">
          <text:p text:style-name="Text_20_body"/>
        </draw:text-box>
      </draw:frame>
      <text:p text:style-name="Standard"><text:s/>php bin/magento setup:di:compile</text:p>
      <text:p text:style-name="Standard"><text:s text:c="3"/>78 <text:s/>php bin/magento setup:static-content:deploy -f</text:p>
      <text:p text:style-name="Standard"><text:s text:c="3"/>79 <text:s/>php bin/magento indexer:reindex</text:p>
      <text:p text:style-name="Standard"><text:s text:c="3"/>80 <text:s/>php bin/magento cache:flush</text:p>
      <text:p text:style-name="Standard"><text:s text:c="3"/>81 <text:s/>sudo vi /etc/apache2/sites-enabled/0</text:p>
      <text:p text:style-name="Standard"><text:s text:c="3"/>82 <text:s/>sudo vi /etc/apache2/sites-enabled/000-default.conf </text:p>
      <text:p text:style-name="Standard"><text:s text:c="3"/>83 <text:s/>pwd</text:p>
      <text:p text:style-name="Standard"><text:s text:c="3"/>84 <text:s/>sudo vi /etc/apache2/sites-enabled/000-default.conf </text:p>
      <text:p text:style-name="Standard"><text:s text:c="3"/>85 <text:s/>service apache2 restart</text:p>
      <text:p text:style-name="Standard"><text:s text:c="3"/>86 <text:s/>ls -ls</text:p>
      <text:p text:style-name="Standard"><text:s text:c="3"/>87 <text:s/>chmod -R 777 pub var app/etc</text:p>
      <text:p text:style-name="Standard"><text:s text:c="3"/>88 <text:s/>sudo chmod -R 777 pub var app/etc</text:p>
      <text:p text:style-name="Standard"><text:s text:c="3"/>89 <text:s/>ls -lh</text:p>
      <text:p text:style-name="Standard"><text:s text:c="3"/>90 <text:s/>sudo chmod -R 777 generated</text:p>
      <text:p text:style-name="Standard"><text:s text:c="3"/>91 <text:s/>ls -lh</text:p>
      <text:p text:style-name="Standard"><text:s text:c="3"/>92 <text:s/>php bin/magento cache:flush</text:p>
      <text:p text:style-name="Standard"><text:s text:c="3"/>93 <text:s/>php bin/magento cache:clearn</text:p>
      <text:p text:style-name="Standard"><text:s text:c="3"/>94 <text:s/>php bin/magento cache:clean</text:p>
      <text:p text:style-name="Standard"><text:s text:c="3"/>95 <text:s/>sudo vi /etc/apache2/sites-enabled/000-default.conf </text:p>
      <text:p text:style-name="Standard"><text:s text:c="3"/>96 <text:s/>service apache2 restart</text:p>
      <text:p text:style-name="Standard"><text:s text:c="3"/>97 <text:s/>php bin/magento setup:di:compile</text:p>
      <text:p text:style-name="Standard"><text:s text:c="3"/>98 <text:s/>php bin/magento setup:upgrade</text:p>
      <text:p text:style-name="Standard"><text:s text:c="3"/>99 <text:s/>php bin/magento setup:di:compile</text:p>
      <text:p text:style-name="Standard"><text:s text:c="2"/>100 <text:s/>php bin/magento setup:di:compilels -lh</text:p>
      <text:p text:style-name="Standard"><text:s text:c="2"/>101 <text:s/>ls -lh</text:p>
      <text:p text:style-name="Standard"><text:s text:c="2"/>102 <text:s/>chown -R user:www-data</text:p>
      <text:p text:style-name="Standard"><text:s text:c="2"/>103 <text:s/>sudo chown -R user:www-data .</text:p>
      <text:p text:style-name="Standard"><text:s text:c="2"/>104 <text:s/>php bin/magento setup:di:compile</text:p>
      <text:p text:style-name="Standard"><text:s text:c="2"/>105 <text:s/>php bin/magento setup:static-content:deploy -f</text:p>
      <text:p text:style-name="Standard"><text:s text:c="2"/>106 <text:s/>ls -lh var/cache</text:p>
      <text:p text:style-name="Standard"><text:s text:c="2"/>107 <text:s/>sudo php bin/magento setup:static-content:deploy -f</text:p>
      <text:p text:style-name="Standard"><text:s text:c="2"/>108 <text:s/>php bin/magento indexer:reindex</text:p>
      <text:p text:style-name="Standard"><text:s text:c="2"/>109 <text:s/>sudo php bin/magento indexer:reindex</text:p>
      <text:p text:style-name="Standard"><text:s text:c="2"/>110 <text:s/>php bin/magento cache:flush</text:p>
      <text:p text:style-name="Standard"><text:s text:c="2"/>111 <text:s/>sudo php bin/magento cache:flush</text:p>
      <text:p text:style-name="Standard"><text:s text:c="2"/>112 <text:s/>sudo php bin/magento cache:clean</text:p>
      <text:p text:style-name="Standard"><text:s text:c="2"/>113 <text:s/>php bin/magento setup:di:compile</text:p>
      <text:p text:style-name="Standard"><text:s text:c="2"/>114 <text:s/>sudo php bin/magento setup:di:compile</text:p>
      <text:p text:style-name="Standard"><text:s text:c="2"/>115 <text:s/>ls -lh</text:p>
      <text:p text:style-name="Standard"><text:s text:c="2"/>116 <text:s/>chmod u+X 777</text:p>
      <text:p text:style-name="Standard"><text:s text:c="2"/>117 <text:s/>chmod u+x bin/magento</text:p>
      <text:p text:style-name="Standard"><text:s text:c="2"/>118 <text:s/>sudo a2mod status</text:p>
      <text:p text:style-name="Standard"><text:s text:c="2"/>119 <text:s/>a2enmod status</text:p>
      <text:p text:style-name="Standard"><text:s text:c="2"/>120 <text:s/>sudo a2enmod enable</text:p>
      <text:p text:style-name="Standard"><text:s text:c="2"/>121 <text:s/>sudo a2enmod rewrite enable</text:p>
      <text:p text:style-name="Standard"><text:s text:c="2"/>122 <text:s/>sudo a2enmod rewrite e</text:p>
      <text:p text:style-name="Standard"><text:s text:c="2"/>123 <text:s/>sudo a2enmod rewrite</text:p>
      <text:p text:style-name="Standard"><text:s text:c="2"/>124 <text:s/>php bin/magento indexer:reindex</text:p>
      <text:p text:style-name="Standard"><text:s text:c="2"/>125 <text:s/>sudo php bin/magento indexer:reindex</text:p>
      <text:p text:style-name="Standard"><text:s text:c="2"/>126 <text:s/>sudo php bin/magento cache:flush</text:p>
      <text:p text:style-name="Standard"><text:s text:c="2"/>127 <text:s/>sudo php bin/magento cache:clean</text:p>
      <text:p text:style-name="Standard"><text:s text:c="2"/>128 <text:s/>php bin/magento deploy:mode:set developer</text:p>
      <text:p text:style-name="Standard"><text:soft-page-break/><text:s text:c="2"/>129 <text:s/>sudo php bin/magento deploy:mode:set developer</text:p>
      <text:p text:style-name="Standard"><text:s text:c="2"/>130 <text:s/>sudo php bin/magento cache:flush</text:p>
      <text:p text:style-name="Standard"><text:s text:c="2"/>131 <text:s/>sudo php bin/magento cache:clean</text:p>
      <text:p text:style-name="Standard"><text:s text:c="2"/>132 <text:s/>ls -lh</text:p>
      <text:p text:style-name="Standard"><text:s text:c="2"/>133 <text:s/>ls -lh vendor/</text:p>
      <text:p text:style-name="Standard"><text:s text:c="2"/>134 <text:s/>ls -lh vendor/colinmollenhour/</text:p>
      <text:p text:style-name="Standard"><text:s text:c="2"/>135 <text:s/>chown -R user:user .</text:p>
      <text:p text:style-name="Standard"><text:s text:c="2"/>136 <text:s/>sudo chown -R user:user .</text:p>
      <text:p text:style-name="Standard"><text:s text:c="2"/>137 <text:s/>ls -lh</text:p>
      <text:p text:style-name="Standard"><text:s text:c="2"/>138 <text:s/>sudo php bin/magento setup:di:compile</text:p>
      <text:p text:style-name="Standard"><text:s text:c="2"/>139 <text:s/>groups user</text:p>
      <text:p text:style-name="Standard"><text:s text:c="2"/>140 <text:s/>php bin/magento deploy:mode:set developer</text:p>
      <text:p text:style-name="Standard"><text:s text:c="2"/>141 <text:s/>ls -l var/cache/</text:p>
      <text:p text:style-name="Standard"><text:s text:c="2"/>142 <text:s/>ls -l var</text:p>
      <text:p text:style-name="Standard"><text:s text:c="2"/>143 <text:s/>chmod -R 777 cache</text:p>
      <text:p text:style-name="Standard"><text:s text:c="2"/>144 <text:s/>sudo chmod -R 777 var/cache</text:p>
      <text:p text:style-name="Standard"><text:s text:c="2"/>145 <text:s/>ls -l var</text:p>
      <text:p text:style-name="Standard"><text:s text:c="2"/>146 <text:s/>sudo php bin/magento setup:di:compile</text:p>
      <text:p text:style-name="Standard"><text:s text:c="2"/>147 <text:s/>php bin/magento setup:di:compile</text:p>
      <text:p text:style-name="Standard"><text:s text:c="2"/>148 <text:s/>ls -lh</text:p>
      <text:p text:style-name="Standard"><text:s text:c="2"/>149 <text:s/>ls -lh var/</text:p>
      <text:p text:style-name="Standard"><text:s text:c="2"/>150 <text:s/>rm -rf var/cache/*</text:p>
      <text:p text:style-name="Standard"><text:s text:c="2"/>151 <text:s/>sudo rm -rf var/cache/*</text:p>
      <text:p text:style-name="Standard"><text:s text:c="2"/>152 <text:s/>rm -rf generated/*</text:p>
      <text:p text:style-name="Standard"><text:s text:c="2"/>153 <text:s/>sudo rm -rf generated/*</text:p>
      <text:p text:style-name="Standard"><text:s text:c="2"/>154 <text:s/>sudo vi /etc/apache2/sites-enabled/000-default.conf </text:p>
      <text:p text:style-name="Standard"><text:s text:c="2"/>155 <text:s/>service restart apache2</text:p>
      <text:p text:style-name="Standard"><text:s text:c="2"/>156 <text:s/>service apache2 restat</text:p>
      <text:p text:style-name="Standard"><text:s text:c="2"/>157 <text:s/>service apache2 restart</text:p>
      <text:p text:style-name="Standard"><text:s text:c="2"/>158 <text:s/>bin/magento module:disable Magento_TwoFactorAuth</text:p>
      <text:p text:style-name="Standard"><text:s text:c="2"/>159 <text:s/>sudo bin/magento module:disable Magento_TwoFactorAuth</text:p>
      <text:p text:style-name="Standard"><text:s text:c="2"/>160 <text:s/>sudo php bin/magento cache:flush</text:p>
      <text:p text:style-name="Standard"><text:s text:c="2"/>161 <text:s/>sudo php bin/magento cache:clean</text:p>
      <text:p text:style-name="Standard"><text:s text:c="2"/>162 <text:s/>php bin/magento setup:di:compile</text:p>
      <text:p text:style-name="Standard"><text:s text:c="2"/>163 <text:s/>sudo php bin/magento cache:clean</text:p>
      <text:p text:style-name="Standard"><text:s text:c="2"/>164 <text:s/>sudo php bin/magento setup:di:compile</text:p>
      <text:p text:style-name="Standard"><text:s text:c="2"/>165 <text:s/>wget</text:p>
      <text:p text:style-name="Standard"><text:s text:c="2"/>166 <text:s/>wget https://dl.google.com/linux/direct/google-chrome-stable_current_amd64.deb</text:p>
      <text:p text:style-name="Standard"><text:s text:c="2"/>167 <text:s/>sudo apt install ./google-chrome-stable_current_amd64.deb</text:p>
      <text:p text:style-name="Standard"><text:s text:c="2"/>168 <text:s/>bin/magento indexer:reindex catalogsearch_fulltext</text:p>
      <text:p text:style-name="Standard"><text:s text:c="2"/>169 <text:s/>bin/magento indexer:reindex</text:p>
      <text:p text:style-name="Standard"><text:s text:c="2"/>170 <text:s/>ls</text:p>
      <text:p text:style-name="Standard"><text:s text:c="2"/>171 <text:s/>cd magento/project-community-edition/</text:p>
      <text:p text:style-name="Standard"><text:s text:c="2"/>172 <text:s/>bin/magento indexer:reinde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173 <text:s/>ls</text:p>
      <text:p text:style-name="Standard"><text:s text:c="2"/>174 <text:s/>cd magento</text:p>
      <text:p text:style-name="Standard"><text:s text:c="2"/>175 <text:s/>ls</text:p>
      <text:p text:style-name="Standard"><text:s text:c="2"/>176 <text:s/>cd project-community-edition/</text:p>
      <text:p text:style-name="Standard"><text:s text:c="2"/>177 <text:s/>ls</text:p>
      <text:p text:style-name="Standard"><text:s text:c="2"/>178 <text:s/>sudo apt-get install vim</text:p>
      <text:p text:style-name="Standard"><text:s text:c="2"/>182 <text:s/>cd ~/.config/composer</text:p>
      <text:p text:style-name="Standard"><text:s text:c="2"/>183 <text:s/>ls</text:p>
      <text:p text:style-name="Standard"><text:s text:c="2"/>184 <text:s/>vi auth.json</text:p>
      <text:p text:style-name="Standard"><text:s text:c="2"/>185 <text:s/>ls</text:p>
      <text:p text:style-name="Standard"><text:s text:c="2"/>186 <text:s/>cd</text:p>
      <text:p text:style-name="Standard"><text:s text:c="2"/>187 <text:s/>cd magento/</text:p>
      <text:p text:style-name="Standard"><text:s text:c="2"/>188 <text:s/>cd project-community-edition/</text:p>
      <text:p text:style-name="Standard"><text:s text:c="2"/>189 <text:s/>composer update</text:p>
      <text:p text:style-name="Standard"><text:s text:c="2"/></text:p>
      <text:p text:style-name="Standard"><text:s text:c="2"/>191 <text:s/>composer require searchanise/search-autocomplete:1.0.18</text:p>
      <text:p text:style-name="Standard"><text:s text:c="2"/>192 <text:s/>bin/magento module:status</text:p>
      <text:p text:style-name="Standard"><text:s text:c="2"/>197 <text:s/>sudo bin/magento module:enable Searchanise_SearchAutocomplete --clear-static-content</text:p>
      <text:p text:style-name="Standard"><text:s text:c="2"/>198 <text:s/>sudo bin/magento setup:upgrade</text:p>
      <text:p text:style-name="Standard"><text:s text:c="2"/>199 <text:s/>sudo bin/magento setup:di:compile</text:p>
      <text:p text:style-name="Standard"><text:s text:c="2"/>200 <text:s/>bin/magento cache:flush</text:p>
      <text:p text:style-name="Standard"><text:s text:c="2"/>201 <text:s/>bin/magento indexer:reindex</text:p>
      <text:p text:style-name="Standard"><text:s text:c="2"/>202 <text:s/>history</text:p>
      <text:p text:style-name="Standard"/>
      <text:p text:style-name="Standard"/>
      <text:p text:style-name="P1"><text:soft-page-break/>for clearing cache (localhost not visible)</text:p>
      <text:p text:style-name="Standard"/>
      <text:p text:style-name="Standard"/>
      <text:p text:style-name="Standard">sudo rm -rf var/di/* var/generation/* var/cache/* var/log/* var/page_cache/* var/session/* var/view_preprocessed/* pub/static/* generated/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sudo php bin/magento setup:install --base-url=</text:span><text:a xlink:type="simple" xlink:href="http://localhost/" office:target-frame-name="_blank" xlink:show="new" text:style-name="Internet_20_link" text:visited-style-name="Visited_20_Internet_20_Link"><text:span text:style-name="T6">http://localhost</text:span></text:a><text:span text:style-name="T5"> </text:span><text:span text:style-name="T1">--db-host=127.0.0.1 --db-name=magento1 --db-user=root --db-password=root --admin-firstname=Magento --admin-lastname=User --admin-email=</text:span><text:a xlink:type="simple" xlink:href="mailto:user@example.com" office:target-frame-name="_blank" xlink:show="new" text:style-name="Internet_20_link" text:visited-style-name="Visited_20_Internet_20_Link"><text:span text:style-name="T6">user@example.com</text:span></text:a><text:span text:style-name="T5"> </text:span><text:span text:style-name="T1">--admin-user=admin --admin-password=admin123 --language=en_US --currency=USD --timezone=America/Chicago --use-rewrites=1 --search-engine=elasticsearch7 --elasticsearch-host=localhost --elasticsearch-port=9200 –backend-frontname=admin</text:span></text:p>
      <text:p text:style-name="P3"/>
      <text:p text:style-name="P3"/>
      <text:p text:style-name="P3"/>
      <text:p text:style-name="P2"><text:span text:style-name="T1">sudo php bin/magento setup:install --base-url=</text:span><text:a xlink:type="simple" xlink:href="http://localhost:8086/" text:style-name="Internet_20_link" text:visited-style-name="Visited_20_Internet_20_Link">http://localhost:8086</text:a><text:span text:style-name="T1"> --db-host=127.0.0.1 --db-name=magento2 --db-user=magento_user --db-password=magento_password --admin-firstname=Magento --admin-lastname=User </text:span><text:a xlink:type="simple" xlink:href="mailto:--admin-email%3Duser@example.com" text:style-name="Internet_20_link" text:visited-style-name="Visited_20_Internet_20_Link">--admin-email=user@example.com</text:a><text:span text:style-name="T1"> --admin-user=admin --admin-password=admin123 --language=en_US --currency=USD --timezone=America/Chicago --use-rewrites=1 --search-engine=elasticsearch7 --elasticsearch-host=localhost --elasticsearch-port=9200 –backend-frontname=admin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<text:soft-page-break/><text:span text:style-name="T4">magento install</text:span></text:p>
      <text:p text:style-name="P2"><text:span text:style-name="T15">cd /etc/apache2/sites-enabled/<text:line-break/>  431  sudo vi 000-default.conf<text:line-break/>  432  cd<text:line-break/>  433  mkdir magento3<text:line-break/>  434  cd magento3<text:line-break/>  435  composer create-project –repository url=</text:span><text:a xlink:type="simple" xlink:href="https://repo.magento.com/" office:target-frame-name="_blank" xlink:show="new" text:style-name="Internet_20_link" text:visited-style-name="Visited_20_Internet_20_Link"><text:span text:style-name="T12">https://repo.magento.com/</text:span></text:a><text:span text:style-name="T15">magento/project-community-edition:2.4.0<text:line-break/>  436  ls<text:line-break/>  437  cd project-community-edition/<text:line-break/>  438  ls -lh<text:line-break/>  439  sudo usermod -a -G www-data user<text:line-break/>  440  sudo usermod -a -G user www-data<text:line-break/>  441  sudo mysql -u root -p<text:line-break/>  442  sudo bin/magento setup:install --base-url=</text:span><text:a xlink:type="simple" xlink:href="http://localhost:8087/" office:target-frame-name="_blank" xlink:show="new" text:style-name="Internet_20_link" text:visited-style-name="Visited_20_Internet_20_Link"><text:span text:style-name="T12">http://localhost:8087</text:span></text:a><text:span text:style-name="T15"> --db-host=127.0.0.1 --db-name=magento3 --db-user=magento_user --db-password=magento_password --admin-firstname=Magento --admin-lastname=User --admin-email=</text:span><text:a xlink:type="simple" xlink:href="mailto:nanawarevaish@gmail.com" office:target-frame-name="_blank" xlink:show="new" text:style-name="Internet_20_link" text:visited-style-name="Visited_20_Internet_20_Link"><text:span text:style-name="T12">nanawarevaish@gmail.com</text:span></text:a><text:span text:style-name="T15"> --admin-user=admin --admin-password=admin123 --language=en_US --currency=USD --timezone=America/Chicago --use-rewrites=1 --search-engine=elasticsearch7 --elasticsearch-host=localhost --elasticsearch-port=9200 --backend-frontname=admin<text:line-break/>  443  sudo chmod -R 777 var generated app/etc<text:line-break/>  444  sudo bin/magento setup:upgrade<text:line-break/>  445  sudo bin/magento setup:di:compile<text:line-break/>  446  sudo bin/magento setup:static-content:deploy -f<text:line-break/>  447  sudo bin/magento cache:flush<text:line-break/>  448  sudo bin/magento cache:clean full_page<text:line-break/>  449  sudo service apache2 restart<text:line-break/>  450  sudo bin/magento indexer:reindex<text:line-break/>  451  sudo chmod -R 777 pub<text:line-break/>  452  sudo bin/magento setup:di:compile<text:line-break/></text:span><text:soft-page-break/><text:span text:style-name="T15">  453  sudo bin/magento setup:static-content:deploy -f<text:line-break/>  454  ls -lh app/etc<text:line-break/>  455  sudo chown -R user:user app/etc<text:line-break/>  456  ls -lh app/etc<text:line-break/>  457  sudo bin/magento cache:flush<text:line-break/>  458  sudo bin/magento cache:clean<text:line-break/>  459  sudo rm -rf var/di/* var/generation/* var/cache/* var/log* var/page_cache/* var/session/* var/view_preprocessed/* pub/static/* generated/*<text:line-break/>  460  sudo bin/magento setup:di:compile<text:line-break/>  461  sudo chown -R user:user .<text:line-break/>  462  sudo bin/magento module:disable Magento_TwoFactorAuth --clear-static-content</text:span></text:p>
      <text:p text:style-name="P7"><text:span text:style-name="T1"/></text:p>
      <text:p text:style-name="P6"><text:span text:style-name="T7">&lt;</text:span><text:span text:style-name="T8">resource</text:span><text:span text:style-name="T7">&gt;</text:span><text:span text:style-name="T9">Magento_Contact::contact</text:span><text:span text:style-name="T7">&lt;/</text:span><text:span text:style-name="T8">resource</text:span><text:span text:style-name="T7">&gt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sudo chmod -R 777 pub var generated app/et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6:38:56.399947143</meta:creation-date>
    <dc:date>2023-02-24T10:26:52.336490202</dc:date>
    <meta:editing-duration>P2DT23H25M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6" meta:paragraph-count="127" meta:word-count="778" meta:character-count="6948" meta:non-whitespace-character-count="5874"/>
  </office:meta>
</office:document-meta>
</file>